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T3_215" style:family="text"/>
    <style:style style:name="T3_216" style:family="text"/>
    <style:style style:name="T3_217" style:family="text"/>
    <style:style style:name="T3_218" style:family="text"/>
    <style:style style:name="T3_219" style:family="text"/>
    <style:style style:name="T3_220" style:family="text"/>
    <style:style style:name="T3_221" style:family="text"/>
    <style:style style:name="T3_222" style:family="text"/>
    <style:style style:name="T3_223" style:family="text"/>
    <style:style style:name="T3_224" style:family="text"/>
    <style:style style:name="T3_225" style:family="text"/>
    <style:style style:name="T3_226" style:family="text"/>
    <style:style style:name="T3_227" style:family="text"/>
    <style:style style:name="T3_228" style:family="text"/>
    <style:style style:name="T3_229" style:family="text"/>
    <style:style style:name="T3_230" style:family="text"/>
    <style:style style:name="T3_231" style:family="text"/>
    <style:style style:name="T3_232" style:family="text"/>
    <style:style style:name="T3_233" style:family="text"/>
    <style:style style:name="T3_234" style:family="text"/>
    <style:style style:name="T3_235" style:family="text"/>
    <style:style style:name="T3_236" style:family="text"/>
  </office:automatic-styles>
  <office:body>
    <office:text>
      <text:p text:style-name="P1"><text:span text:style-name="T1_1">To</text:span><text:span text:style-name="T1_2"><text:s/></text:span><text:span text:style-name="T1_3">znowu</text:span><text:span text:style-name="T1_4"><text:s/></text:span><text:span text:style-name="T1_5">my</text:span><text:span text:style-name="T1_6">!</text:span></text:p>
      <text:p text:style-name="P2"><text:span text:style-name="T2_1">Tak</text:span><text:span text:style-name="T2_2"><text:s/></text:span><text:span text:style-name="T2_3">się</text:span><text:span text:style-name="T2_4"><text:s/></text:span><text:span text:style-name="T2_5">złożyło</text:span><text:span text:style-name="T2_6">,<text:s/></text:span><text:span text:style-name="T2_7">że</text:span><text:span text:style-name="T2_8"><text:s/></text:span><text:span text:style-name="T2_9">już</text:span><text:span text:style-name="T2_10"><text:s/></text:span><text:span text:style-name="T2_11">po</text:span><text:span text:style-name="T2_12"><text:s/></text:span><text:span text:style-name="T2_13">raz</text:span><text:span text:style-name="T2_14"><text:s/></text:span><text:span text:style-name="T2_15">piąty</text:span><text:span text:style-name="T2_16"><text:s/></text:span><text:span text:style-name="T2_17">mam</text:span><text:span text:style-name="T2_18"><text:s/></text:span><text:span text:style-name="T2_19">przyjemność</text:span><text:span text:style-name="T2_20"><text:s/></text:span><text:span text:style-name="T2_21">witać</text:span><text:span text:style-name="T2_22"><text:s/></text:span><text:span text:style-name="T2_23">się</text:span><text:span text:style-name="T2_24"><text:s/></text:span><text:span text:style-name="T2_25">z</text:span><text:span text:style-name="T2_26"><text:s/></text:span><text:span text:style-name="T2_27">Wami</text:span><text:span text:style-name="T2_28">.<text:s/></text:span><text:span text:style-name="T2_29">Tym</text:span><text:span text:style-name="T2_30"><text:s/></text:span><text:span text:style-name="T2_31">razem</text:span><text:span text:style-name="T2_32"><text:s/></text:span><text:span text:style-name="T2_33">zamiast</text:span><text:span text:style-name="T2_34"><text:s/></text:span><text:span text:style-name="T2_35">zwyczajowego</text:span><text:span text:style-name="T2_36"><text:s/></text:span><text:span text:style-name="T2_37">wymienienia</text:span><text:span text:style-name="T2_38"><text:s/></text:span><text:span text:style-name="T2_39">wszystkich</text:span><text:span text:style-name="T2_40"><text:s/></text:span><text:span text:style-name="T2_41">rzeczy</text:span><text:span text:style-name="T2_42">,<text:s/></text:span><text:span text:style-name="T2_43">które</text:span><text:span text:style-name="T2_44"><text:s/></text:span><text:span text:style-name="T2_45">możecie</text:span><text:span text:style-name="T2_46"><text:s/></text:span><text:span text:style-name="T2_47">znaleźć</text:span><text:span text:style-name="T2_48"><text:s/></text:span><text:span text:style-name="T2_49">w</text:span><text:span text:style-name="T2_50"><text:s/></text:span><text:span text:style-name="T2_51">tym</text:span><text:span text:style-name="T2_52"><text:s/></text:span><text:span text:style-name="T2_53">numerze</text:span><text:span text:style-name="T2_54">,<text:s/></text:span><text:span text:style-name="T2_55">zdecydowałem</text:span><text:span text:style-name="T2_56"><text:s/></text:span><text:span text:style-name="T2_57">się</text:span><text:span text:style-name="T2_58"><text:s/></text:span><text:span text:style-name="T2_59">na</text:span><text:span text:style-name="T2_60"><text:s/></text:span><text:span text:style-name="T2_61">odrobinę</text:span><text:span text:style-name="T2_62"><text:s/></text:span><text:span text:style-name="T2_63">odmienną</text:span><text:span text:style-name="T2_64"><text:s/></text:span><text:span text:style-name="T2_65">formę</text:span><text:span text:style-name="T2_66">.<text:s/></text:span></text:p>
      <text:p text:style-name="P3"><text:span text:style-name="T3_1">Można</text:span><text:span text:style-name="T3_2"><text:s/></text:span><text:span text:style-name="T3_3">powiedzieć</text:span><text:span text:style-name="T3_4">,<text:s/></text:span><text:span text:style-name="T3_5">iż</text:span><text:span text:style-name="T3_6"><text:s/></text:span><text:span text:style-name="T3_7">będzie</text:span><text:span text:style-name="T3_8"><text:s/></text:span><text:span text:style-name="T3_9">to</text:span><text:span text:style-name="T3_10"><text:s/></text:span><text:span text:style-name="T3_11">swego</text:span><text:span text:style-name="T3_12"><text:s/></text:span><text:span text:style-name="T3_13">rodzaju</text:span><text:span text:style-name="T3_14"><text:s/></text:span><text:span text:style-name="T3_15">reklama</text:span><text:span text:style-name="T3_16"><text:s/></text:span><text:span text:style-name="T3_17">rekrutacyjna</text:span><text:span text:style-name="T3_18">.<text:s/></text:span><text:span text:style-name="T3_19">Nie</text:span><text:span text:style-name="T3_20"><text:s/></text:span><text:span text:style-name="T3_21">oznacza</text:span><text:span text:style-name="T3_22"><text:s/></text:span><text:span text:style-name="T3_23">to</text:span><text:span text:style-name="T3_24"><text:s/></text:span><text:span text:style-name="T3_25">naturalnie</text:span><text:span text:style-name="T3_26">,<text:s/></text:span><text:span text:style-name="T3_27">iż</text:span><text:span text:style-name="T3_28"><text:s/></text:span><text:span text:style-name="T3_29">chcę</text:span><text:span text:style-name="T3_30"><text:s/></text:span><text:span text:style-name="T3_31">Was</text:span><text:span text:style-name="T3_32"><text:s/></text:span><text:span text:style-name="T3_33">zmartwić</text:span><text:span text:style-name="T3_34"><text:s/>(</text:span><text:span text:style-name="T3_35">a</text:span><text:span text:style-name="T3_36"><text:s/></text:span><text:span text:style-name="T3_37">niektórych</text:span><text:span text:style-name="T3_38"><text:s/></text:span><text:span text:style-name="T3_39">pewnie</text:span><text:span text:style-name="T3_40"><text:s/></text:span><text:span text:style-name="T3_41">ucieszyć</text:span><text:span text:style-name="T3_42">)<text:s/></text:span><text:span text:style-name="T3_43">wiadomością</text:span><text:span text:style-name="T3_44">,<text:s/></text:span><text:span text:style-name="T3_45">że</text:span><text:span text:style-name="T3_46"><text:s/>„</text:span><text:span text:style-name="T3_47">Equestria</text:span><text:span text:style-name="T3_48"><text:s/></text:span><text:span text:style-name="T3_49">Times</text:span><text:span text:style-name="T3_50">”<text:s/></text:span><text:span text:style-name="T3_51">zmierza</text:span><text:span text:style-name="T3_52"><text:s/></text:span><text:span text:style-name="T3_53">w</text:span><text:span text:style-name="T3_54"><text:s/></text:span><text:span text:style-name="T3_55">kierunku</text:span><text:span text:style-name="T3_56"><text:s/></text:span><text:span text:style-name="T3_57">ciemnej</text:span><text:span text:style-name="T3_58"><text:s/></text:span><text:span text:style-name="T3_59">mogiły</text:span><text:span text:style-name="T3_60"><text:s/>–<text:s/></text:span><text:span text:style-name="T3_61">co</text:span><text:span text:style-name="T3_62"><text:s/></text:span><text:span text:style-name="T3_63">to</text:span><text:span text:style-name="T3_64">,<text:s/></text:span><text:span text:style-name="T3_65">to</text:span><text:span text:style-name="T3_66"><text:s/></text:span><text:span text:style-name="T3_67">nie</text:span><text:span text:style-name="T3_68">.<text:s/></text:span><text:span text:style-name="T3_69">Na</text:span><text:span text:style-name="T3_70"><text:s/></text:span><text:span text:style-name="T3_71">chwilę</text:span><text:span text:style-name="T3_72"><text:s/></text:span><text:span text:style-name="T3_73">obecną</text:span><text:span text:style-name="T3_74"><text:s/></text:span><text:span text:style-name="T3_75">redaktorzy</text:span><text:span text:style-name="T3_76"><text:s/></text:span><text:span text:style-name="T3_77">dostarczają</text:span><text:span text:style-name="T3_78"><text:s/></text:span><text:span text:style-name="T3_79">wiele</text:span><text:span text:style-name="T3_80"><text:s/></text:span><text:span text:style-name="T3_81">tekstów</text:span><text:span text:style-name="T3_82"><text:s/></text:span><text:span text:style-name="T3_83">o</text:span><text:span text:style-name="T3_84"><text:s/></text:span><text:span text:style-name="T3_85">różnorakiej</text:span><text:span text:style-name="T3_86"><text:s/></text:span><text:span text:style-name="T3_87">tematyce</text:span><text:span text:style-name="T3_88">.<text:s/></text:span><text:span text:style-name="T3_89">Zdarzają</text:span><text:span text:style-name="T3_90"><text:s/></text:span><text:span text:style-name="T3_91">się</text:span><text:span text:style-name="T3_92"><text:s/></text:span><text:span text:style-name="T3_93">powszechnie</text:span><text:span text:style-name="T3_94"><text:s/></text:span><text:span text:style-name="T3_95">akceptowane</text:span><text:span text:style-name="T3_96">,<text:s/></text:span><text:span text:style-name="T3_97">są</text:span><text:span text:style-name="T3_98"><text:s/></text:span><text:span text:style-name="T3_99">też</text:span><text:span text:style-name="T3_100"><text:s/></text:span><text:span text:style-name="T3_101">i</text:span><text:span text:style-name="T3_102"><text:s/></text:span><text:span text:style-name="T3_103">takie</text:span><text:span text:style-name="T3_104">,<text:s/></text:span><text:span text:style-name="T3_105">które</text:span><text:span text:style-name="T3_106"><text:s/></text:span><text:span text:style-name="T3_107">wywołują</text:span><text:span text:style-name="T3_108"><text:s/></text:span><text:span text:style-name="T3_109">nieco</text:span><text:span text:style-name="T3_110">…<text:s/></text:span><text:span text:style-name="T3_111">kontrowersji</text:span><text:span text:style-name="T3_112">.<text:s/></text:span><text:span text:style-name="T3_113">Redakcyjna</text:span><text:span text:style-name="T3_114"><text:s/></text:span><text:span text:style-name="T3_115">konferencja</text:span><text:span text:style-name="T3_116"><text:s/></text:span><text:span text:style-name="T3_117">nadal</text:span><text:span text:style-name="T3_118"><text:s/></text:span><text:span text:style-name="T3_119">powoduje</text:span><text:span text:style-name="T3_120">,<text:s/></text:span><text:span text:style-name="T3_121">iż</text:span><text:span text:style-name="T3_122"><text:s/></text:span><text:span text:style-name="T3_123">poziom</text:span><text:span text:style-name="T3_124"><text:s/></text:span><text:span text:style-name="T3_125">normalności</text:span><text:span text:style-name="T3_126"><text:s/></text:span><text:span text:style-name="T3_127">wśród</text:span><text:span text:style-name="T3_128"><text:s/></text:span><text:span text:style-name="T3_129">redaktorów</text:span><text:span text:style-name="T3_130"><text:s/></text:span><text:span text:style-name="T3_131">i</text:span><text:span text:style-name="T3_132"><text:s/></text:span><text:span text:style-name="T3_133">korektorów</text:span><text:span text:style-name="T3_134"><text:s/></text:span><text:span text:style-name="T3_135">wynosi</text:span><text:span text:style-name="T3_136"><text:s/></text:span><text:span text:style-name="T3_137">mniej</text:span><text:span text:style-name="T3_138"><text:s/></text:span><text:span text:style-name="T3_139">niż</text:span><text:span text:style-name="T3_140"><text:s/></text:span><text:span text:style-name="T3_141">zero</text:span><text:span text:style-name="T3_142"><text:s/></text:span><text:span text:style-name="T3_143">i</text:span><text:span text:style-name="T3_144"><text:s/></text:span><text:span text:style-name="T3_145">tak</text:span><text:span text:style-name="T3_146"><text:s/></text:span><text:span text:style-name="T3_147">dalej</text:span><text:span text:style-name="T3_148">.<text:s/></text:span><text:span text:style-name="T3_149">Można</text:span><text:span text:style-name="T3_150"><text:s/></text:span><text:span text:style-name="T3_151">więc</text:span><text:span text:style-name="T3_152"><text:s/></text:span><text:span text:style-name="T3_153">powiedzieć</text:span><text:span text:style-name="T3_154">,<text:s/></text:span><text:span text:style-name="T3_155">że</text:span><text:span text:style-name="T3_156"><text:s/></text:span><text:span text:style-name="T3_157">bawimy</text:span><text:span text:style-name="T3_158"><text:s/></text:span><text:span text:style-name="T3_159">się</text:span><text:span text:style-name="T3_160"><text:s/></text:span><text:span text:style-name="T3_161">świetnie</text:span><text:span text:style-name="T3_162"><text:s/></text:span><text:span text:style-name="T3_163">i</text:span><text:span text:style-name="T3_164"><text:s/></text:span><text:span text:style-name="T3_165">zapraszamy</text:span><text:span text:style-name="T3_166"><text:s/></text:span><text:span text:style-name="T3_167">kolejne</text:span><text:span text:style-name="T3_168"><text:s/></text:span><text:span text:style-name="T3_169">osoby</text:span><text:span text:style-name="T3_170"><text:s/></text:span><text:span text:style-name="T3_171">w</text:span><text:span text:style-name="T3_172"><text:s/></text:span><text:span text:style-name="T3_173">nasze</text:span><text:span text:style-name="T3_174"><text:s/></text:span><text:span text:style-name="T3_175">szeregi</text:span><text:span text:style-name="T3_176">.<text:s/></text:span><text:span text:style-name="T3_177">Jeżeli</text:span><text:span text:style-name="T3_178"><text:s/></text:span><text:span text:style-name="T3_179">uważasz</text:span><text:span text:style-name="T3_180">,<text:s/></text:span><text:span text:style-name="T3_181">że</text:span><text:span text:style-name="T3_182"><text:s/></text:span><text:span text:style-name="T3_183">potrafisz</text:span><text:span text:style-name="T3_184"><text:s/></text:span><text:span text:style-name="T3_185">pisać</text:span><text:span text:style-name="T3_186"><text:s/></text:span><text:span text:style-name="T3_187">i</text:span><text:span text:style-name="T3_188">/</text:span><text:span text:style-name="T3_189">lub</text:span><text:span text:style-name="T3_190"><text:s/></text:span><text:span text:style-name="T3_191">poprawiać</text:span><text:span text:style-name="T3_192"><text:s/></text:span><text:span text:style-name="T3_193">teksty</text:span><text:span text:style-name="T3_194"><text:s/></text:span><text:span text:style-name="T3_195">oraz</text:span><text:span text:style-name="T3_196"><text:s/></text:span><text:span text:style-name="T3_197">nie</text:span><text:span text:style-name="T3_198"><text:s/></text:span><text:span text:style-name="T3_199">przeszkadza</text:span><text:span text:style-name="T3_200"><text:s/></text:span><text:span text:style-name="T3_201">Ci</text:span><text:span text:style-name="T3_202"><text:s/></text:span><text:span text:style-name="T3_203">zatrważająco</text:span><text:span text:style-name="T3_204"><text:s/></text:span><text:span text:style-name="T3_205">wysoki</text:span><text:span text:style-name="T3_206"><text:s/></text:span><text:span text:style-name="T3_207">poziom</text:span><text:span text:style-name="T3_208"><text:s/></text:span><text:span text:style-name="T3_209">absurdu</text:span><text:span text:style-name="T3_210">,<text:s/></text:span><text:span text:style-name="T3_211">to</text:span><text:span text:style-name="T3_212"><text:s/></text:span><text:span text:style-name="T3_213">zapraszamy</text:span><text:span text:style-name="T3_214"><text:s/></text:span><text:span text:style-name="T3_215">do</text:span><text:span text:style-name="T3_216"><text:s/>„</text:span><text:span text:style-name="T3_217">Equestria</text:span><text:span text:style-name="T3_218"><text:s/></text:span><text:span text:style-name="T3_219">Times</text:span><text:span text:style-name="T3_220">”.<text:s/></text:span><text:span text:style-name="T3_221">Poczujesz</text:span><text:span text:style-name="T3_222"><text:s/></text:span><text:span text:style-name="T3_223">się</text:span><text:span text:style-name="T3_224"><text:s/></text:span><text:span text:style-name="T3_225">jak</text:span><text:span text:style-name="T3_226"><text:s/></text:span><text:span text:style-name="T3_227">u</text:span><text:span text:style-name="T3_228"><text:s/></text:span><text:span text:style-name="T3_229">siebie</text:span><text:span text:style-name="T3_230"><text:s/></text:span><text:span text:style-name="T3_231">na</text:span><text:span text:style-name="T3_232"><text:s/></text:span><text:span text:style-name="T3_233">oddziale</text:span><text:span text:style-name="T3_234"><text:s/></text:span><text:span text:style-name="T3_235">zamkniętym</text:span><text:span text:style-name="T3_23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